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9">A wrought iron gate was lifted, and then a second. Inside the mott yard even more provisions these of a </text:span><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9">not see it as the message of the gods we do. <text:line-break/><text:line-break/>The captain blinked. He was rapidly trying to make sense, to acclimate to this new change in the many </text:span><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soft-page-break/><text:line-break/>Chewing the el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text:soft-page-break/>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ext:soft-page-break/>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text:soft-page-break/>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soft-page-break/><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text:soft-page-break/>and the tough times make him a strong man. <text:line-break/></text:p>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soft-pag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text:soft-page-break/>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text:soft-page-break/>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xt:soft-page-break/>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text:soft-page-break/>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ext:soft-page-break/>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text:soft-page-break/></text:p>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text:soft-pag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text:soft-page-break/>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soft-pag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text:soft-page-break/></text:p>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1">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1">th</text:span> year of Dagnadin's life the Resistance made inroads into the workforce of {INSERT PLANET NAME HERE} passing pamplets and secret meetings. Rousing all brands of men against their entrepreneur. By the 412<text:span text:style-name="T11">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line-break/>“No. I'm not. And you're right. I have to unfuck my attitude.” Fists clenched and unclenched. “This is <text:soft-page-break/>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Nice shot.” He attempted the same toss but it went wide and battered the sellers door jam. The man came out and looked around, and the two of them ducked behind the wall like guilty school boys being <text:soft-page-break/>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Look at that sunset.” He leaned against a rib and watched the rain sheets shimmer like waterfalls from <text:soft-page-break/>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He'd come up with the gambit watching stockmen drive bulls into the slaughter houses that were far away on the east gully. A far away poor suburb of a suburb of firelake. His wanderings had taken him to this botique food production part of town as he contemplated the problem. Most food was grown in vertical indoor farms, and meat with it. hanging in enormous glistening berries of flesh and organ with a bone stem. But some of the richest of the rich still insisted on “traditional farming” and got beef on the hoof. There was something “special about it.” Nothing Daginal could taste, but he'd seen ranchers cover the eyes of bulls with black cloth, and they'd walked into the slaugherhouse calmly chewing their cud. <text:line-break/><text:line-break/>And that had led him here. About to stretch a black engine taurpalin over the faceplace of the sentinel with an extendable workman's clutch. <text:line-break/> </text:p>
      <text:p text:style-name="P7"/>
      <text:p text:style-name="P7"><text:line-break/><text:line-break/></text:p>
      <text:p text:style-name="P7"><text:line-break/><text:line-break/><text:line-break/>Daginal leaned over the roofs edge with Dreth. From below the two of them were silihueted against the sky, and each idea was accompanied by another stone. <text:line-break/><text:line-break/><text:line-break/><text:soft-pag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soft-pag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text:soft-page-break/>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line-break/>I do</text:p>
      <text:p text:style-name="P7"/>
      <text:p text:style-name="P5"><text:span text:style-name="T12">A hand was extended through the veil and the sheet of liquid parted. The liquid left no stain, nor did it </text:span><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text:soft-pag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text:soft-page-break/>absolutly necessary. <text:line-break/><text:line-break/>“Gooooooooood Morning!” Said the fox priestess. “Isn't it just a beautiful day.” She smiled with little sharp teeth. <text:s/>The skin on Daginal's arms stood up. And his neck began to ache. He rubbed his throat. </text:p>
      <text:p text:style-name="P7"><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text:soft-page-break/></text:p>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text:soft-page-break/>filling his mind- destractions from the pain. She hooked his mouth open with her two fingers.<text:line-break/><text:line-break/>“Now this- you'll remember this for the rest of your life. She quivvered- the cerimony reaching it's climax- and let out a soft coo of a moan. <text:lin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text:soft-pag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soft-pag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text:soft-page-break/>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text:soft-page-break/>could see him. Feet and shadows made strange darknesses like the passing of clouds. One such shadow hung over Dreth.<text:line-break/><text:line-break/>He was at the man's side in a moment and smiling. Dreth looked up from the book he was reading. His 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text:soft-page-break/></text:p>
      <text:p text:style-name="P7">“Why is this bad?” asked Daginal. <text:line-break/><text:line-break/>Dreth crossed out “incorporate” and wrote “no it is corportate- to give body to. We have to give the 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text:soft-page-break/>grow- expand- and outlast. </text:p>
      <text:p text:style-name="P7"/>
      <text:p text:style-name="P7">You were thrown, resource less, into the jungle of trade. And each of you have prevailed. <text:s/>I have seen ideas this year that have impressed me beyond belief. This year we have had cause to award the temple 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text:soft-page-break/>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text:soft-page-break/>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ext:soft-page-break/>“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text:soft-page-break/>spire on his chest over the top of the beautiful scar work. No noise escaped his lips. But a squeal of joy came out of the tongue taker when she pressed the white titanium to him. </text:p>
      <text:p text:style-name="P7"/>
      <text:p text:style-name="P7">“she's done this on purpose.” <text:lin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soft-page-break/></text:p>
      <text:p text:style-name="P7"/>
      <text:p text:style-name="P7"/>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text:soft-pag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8-10T14:57:25.57</dc:date>
    <dc:creator>Blake Stanger</dc:creator>
    <meta:editing-duration>P24DT3H37M40S</meta:editing-duration>
    <meta:editing-cycles>378</meta:editing-cycles>
    <meta:generator>OpenOffice/4.1.11$Win32 OpenOffice.org_project/4111m1$Build-9808</meta:generator>
    <meta:document-statistic meta:table-count="0" meta:image-count="2" meta:object-count="0" meta:page-count="157" meta:paragraph-count="1494" meta:word-count="70756" meta:character-count="386482"/>
  </office:meta>
</office:document-meta>
</file>